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Jack Senechal</text:h>
      <text:p text:style-name="First_20_paragraph">Located in Kentfield,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text:span text:style-name="T1">Software</text:span><text:span text:style-name="T2"> </text:span><text:span text:style-name="T3">engineer</text:span><text:span text:style-name="T4"> </text:span><text:span text:style-name="T5">with</text:span><text:span text:style-name="T6"> </text:span><text:span text:style-name="T7">strong</text:span><text:span text:style-name="T8"> </text:span><text:span text:style-name="T9">people</text:span><text:span text:style-name="T10"> </text:span><text:span text:style-name="T11">and</text:span><text:span text:style-name="T12"> </text:span><text:span text:style-name="T13">management</text:span><text:span text:style-name="T14"> </text:span><text:span text:style-name="T15">skills,</text:span><text:span text:style-name="T16"> </text:span><text:span text:style-name="T17">seeking</text:span><text:span text:style-name="T18"> </text:span><text:span text:style-name="T19">a</text:span><text:span text:style-name="T20"> </text:span><text:span text:style-name="T21">lead</text:span><text:span text:style-name="T22"> </text:span><text:span text:style-name="T23">developer</text:span><text:span text:style-name="T24"> </text:span><text:span text:style-name="T25">or</text:span><text:span text:style-name="T26"> </text:span><text:span text:style-name="T27">engineering</text:span><text:span text:style-name="T28"> </text:span><text:span text:style-name="T29">manager</text:span><text:span text:style-name="T30"> </text:span><text:span text:style-name="T31">role.</text:span></text:p>
      <text:p text:style-name="Text_20_body">As an engineer I care deeply about quality and precision, not only at the code level but throughout the product. I balance attention to detail with a drive to ship, because a product is only as good as its usefulness to actual people. I enjoy creating lucid user experiences and designing robust software architectures.</text:p>
      <text:p text:style-name="Text_20_body">As a team leader I bring empathy, warmth, and clarity of communication. I enjoy optimizing processes and refining infrastructure so teams are faced with minimal repetitive load and can focus on high-flying creativity.</text:p>
      <text:p text:style-name="Text_20_body">I seek a vibrant environment of innovation, a strong team practicing Agile methodologies, and a culture of excellence. It is more than a day job, it is a platform to make a meaningful contribution at a global scale.</text:p>
      <text:h text:style-name="Heading_20_2" text:outline-level="2">Industry Experience</text:h>
      <text:p text:style-name="First_20_paragraph">Lead Developer, Co-founder, <text:a xlink:type="simple" xlink:href="http://www.pegg.us/" office:name=""><text:span text:style-name="Definition">Pegg</text:span></text:a> - 2014 - current</text:p>
      <text:list text:style-name="L1">
        <text:list-item>
          <text:p text:style-name="P1">Development: Design, architecture, and implementation of cross-platform mobile game targeted at iOS and Android via PhoneGap.</text:p>
        </text:list-item>
        <text:list-item>
          <text:p text:style-name="P1">Team Processes: Implementing and honing development workflow with agile methods such as pair programming, testing, and continuous integration. Developing launch strategy, setting up processes and workflows to enable rapid response to issues.</text:p>
        </text:list-item>
        <text:list-item>
          <text:p text:style-name="P1">Business Strategy: product design, monetization strategy, marketing strategy, as well as contributing to the company's mission, vision, and governance models.</text:p>
        </text:list-item>
        <text:list-item>
          <text:p text:style-name="P1">Technology: Famo.us/Flux front-end, Parse/Node backend, Firebase for realtime notifications and chat, Webpack and Gulp build environment, Karma/Chai testing, and continuous deployment to AWS/Cloudfront via CircleCI.</text:p>
        </text:list-item>
      </text:list>
      <text:p text:style-name="First_20_paragraph">Founder, <text:a xlink:type="simple" xlink:href="http://opentestpro.com" office:name=""><text:span text:style-name="Definition">OpenTest Pro, LLC</text:span></text:a> - 2008 - 2011</text:p>
      <text:list text:style-name="L2">
        <text:list-item>
          <text:p text:style-name="P2">Founded the company to provide educational resources relating to automated testing and continuous integration using open source tools in a PHP environment.</text:p>
        </text:list-item>
        <text:list-item>
          <text:p text:style-name="P2">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2006 - 2007</text:p>
      <text:list text:style-name="L3">
        <text:list-item>
          <text:p text:style-name="P3">Introduced automated testing and continuous integration. Implemented comprehensive test suite for the public-facing API.</text:p>
        </text:list-item>
        <text:list-item>
          <text:p text:style-name="P3">Project managed the implementation of Salesforce throughout the company, and oversaw the administration of the application.</text:p>
        </text:list-item>
        <text:list-item>
          <text:p text:style-name="P3">Integrated OnFoce platform with Salesforce APIs to provide up-to-date customer information for sales and support teams.</text:p>
        </text:list-item>
      </text:list>
      <text:p text:style-name="First_20_paragraph">Development Lead, <text:a xlink:type="simple" xlink:href="http://jbanetwork.com" office:name=""><text:span text:style-name="Definition">JBA Network</text:span></text:a> - Asheville, NC 2003 - 2006</text:p>
      <text:list text:style-name="L4">
        <text:list-item>
          <text:p text:style-name="P4">Project manager and lead programmer for mynewsletterbuilder.com. Architected and implemented the initial release, and later oversaw the development team for the project.</text:p>
        </text:list-item>
        <text:list-item>
          <text:p text:style-name="P4">Developed a modular, evented, MVC programming framework.</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p text:style-name="First_20_paragraph">Misc. Consulting</text:p>
      <text:list text:style-name="L5">
        <text:list-item>
          <text:p text:style-name="P5">Rapid prototyping of global-graph technologies using XDI. Integration of XDI services with existing Ruby on Rails application. Launched beta cloud name service based on XDI and Node.js.</text:p>
        </text:list-item>
        <text:list-item>
          <text:p text:style-name="P5"><text:a xlink:type="simple" xlink:href="http://superluminal.is/" office:name=""><text:span text:style-name="Definition">Superluminal Systems</text:span></text:a> -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5"><text:a xlink:type="simple" xlink:href="http://turnbullandasser.com" office:name=""><text:span text:style-name="Definition">Turnbull &amp; Asser</text:span></text:a> shirtmakers - Built a virtual showroom for their bespoke department, allowing users to browse fabrics and place orders. Ruby on Rails backend, Flash frontend.</text:p>
        </text:list-item>
      </text:list>
      <text:h text:style-name="Heading_20_2" text:outline-level="2">Volunteer</text:h>
      <text:p text:style-name="First_20_paragraph">Clairvision School of Meditation (Nonprofit)</text:p>
      <text:list text:style-name="L6">
        <text:list-item>
          <text:p text:style-name="P6">2014 - 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text:p>
        </text:list-item>
        <text:list-item>
          <text:p text:style-name="P6">2011 - Developed electronic music systems using open source tools. Trained a team of musicians in basic programming. Wrote arpeggiator and sampler patches for SuperCollider. Prototyped <text:a xlink:type="simple" xlink:href="http://reactable.com/" office:name=""><text:span text:style-name="Definition">Reactable</text:span></text:a> clone in PureData.</text:p>
        </text:list-item>
        <text:list-item>
          <text:p text:style-name="P6">2000 - Developed Java search engine for knowledge base</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7">
        <text:list-item>
          <text:p text:style-name="P7">Advisor to the Enlightened Structure metaproject, founded to create an open, decentralized, federated application and data ecosystem.</text:p>
        </text:list-item>
        <text:list-item>
          <text:p text:style-name="P7">Working with other project members to envision and prototype tools for visualizing and navigating the global semantic graph, including graph visualization, reputation exchange, forking-based collaboration, and content-addressable data interchange formats.</text:p>
        </text:list-item>
      </text:list>
      <text:h text:style-name="Heading_20_2" text:outline-level="2">Communities and Conferences</text:h>
      <text:list text:style-name="L8">
        <text:list-item>
          <text:p text:style-name="P8"><text:a xlink:type="simple" xlink:href="http://collaborativeinter.net/" office:name=""><text:span text:style-name="Definition">Building the Collaborative Internet</text:span></text:a></text:p>
        </text:list-item>
        <text:list-item>
          <text:p text:style-name="P8"><text:a xlink:type="simple" xlink:href="http://indiewebcamp.com/" office:name=""><text:span text:style-name="Definition">Indie Web Camp</text:span></text:a></text:p>
        </text:list-item>
        <text:list-item>
          <text:p text:style-name="P8"><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32">BA</text:span> in <text:span text:style-name="T33">mathematics</text:span>, minor in <text:span text:style-name="T34">computer</text:span><text:span text:style-name="T35"> </text:span><text:span text:style-name="T36">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